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8in" fo:margin-top="0in" fo:margin-bottom="0in" table:align="center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9076in" fo:margin-left="0.075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3.1889in"/>
    </style:style>
    <style:style style:name="Table2.C" style:family="table-column">
      <style:table-column-properties style:column-width="3.3604in"/>
    </style:style>
    <style:style style:name="Table2.1" style:family="table-row">
      <style:table-row-properties style:min-row-height="0.395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2.3" style:family="table-row">
      <style:table-row-properties style:min-row-height="0.1868in" fo:keep-together="auto"/>
    </style:style>
    <style:style style:name="Table2.4" style:family="table-row">
      <style:table-row-properties style:min-row-height="0.3896in" fo:keep-together="auto"/>
    </style:style>
    <style:style style:name="Table2.A4" style:family="table-cell">
      <style:table-cell-properties style:vertical-align="bottom" fo:padding-left="0.075in" fo:padding-right="0.075in" fo:padding-top="0in" fo:padding-bottom="0in" fo:border="0.5pt solid #000000"/>
    </style:style>
    <style:style style:name="Table2.B4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C4" style:family="table-cell">
      <style:table-cell-properties style:vertical-align="bottom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5" style:family="table-row">
      <style:table-row-properties style:min-row-height="0.0139in" fo:keep-together="auto"/>
    </style:style>
    <style:style style:name="Table2.A5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2.C5" style:family="table-cell">
      <style:table-cell-properties style:vertical-align="bottom" fo:padding-left="0.075in" fo:padding-right="0.075in" fo:padding-top="0in" fo:padding-bottom="0in" fo:border-left="none" fo:border-right="0.5pt solid #000000" fo:border-top="none" fo:border-bottom="0.5pt solid #000000"/>
    </style:style>
    <style:style style:name="Table2.C6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2.C7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2.C8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2.C9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3" style:family="table">
      <style:table-properties style:width="6.6458in" fo:margin-top="0in" fo:margin-bottom="0in" table:align="center" style:writing-mode="lr-tb"/>
    </style:style>
    <style:style style:name="Table3.A" style:family="table-column">
      <style:table-column-properties style:column-width="3.3229in"/>
    </style:style>
    <style:style style:name="Table3.B" style:family="table-column">
      <style:table-column-properties style:column-width="3.3222in"/>
    </style:style>
    <style:style style:name="Table3.1" style:family="table-row">
      <style:table-row-properties style:min-row-height="0.6146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P1" style:family="paragraph" style:parent-style-name="Standard">
      <style:text-properties fo:color="#000000" style:font-name="Corbe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rbe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rbel" fo:font-size="11pt" fo:font-weight="bold" style:font-size-asian="11pt" style:font-weight-asian="bold" style:font-name-complex="Arial1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2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in" fo:margin-right="0in" fo:text-indent="0.4917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Corbel" fo:font-size="11pt" style:font-size-asian="11pt" style:font-name-complex="Arial1" style:font-size-complex="11pt"/>
    </style:style>
    <style:style style:name="P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Corbel" fo:font-size="11pt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1" style:family="paragraph" style:parent-style-name="Standard" style:master-page-name="Standard">
      <style:paragraph-properties fo:margin-left="0in" fo:margin-right="0in" fo:text-indent="0.4917in" style:auto-text-indent="false" style:page-number="auto"/>
    </style:style>
    <style:style style:name="P12" style:family="paragraph" style:parent-style-name="Standard">
      <style:paragraph-properties fo:margin-left="0.9835in" fo:margin-right="0in" fo:text-align="justify" style:justify-single-word="false" fo:text-indent="0.4917in" style:auto-text-indent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Plain_20_Text" style:list-style-name="WWNum3"/>
    <style:style style:name="P15" style:family="paragraph" style:parent-style-name="Plain_20_Text" style:list-style-name="WWNum1">
      <style:paragraph-properties fo:text-align="justify" style:justify-single-word="false"/>
    </style:style>
    <style:style style:name="P16" style:family="paragraph" style:parent-style-name="Plain_20_Text" style:list-style-name="WWNum3">
      <style:paragraph-properties fo:text-align="justify" style:justify-single-word="false"/>
    </style:style>
    <style:style style:name="P17" style:family="paragraph" style:parent-style-name="Plain_20_Text" style:list-style-name="WWNum2">
      <style:paragraph-properties fo:text-align="justify" style:justify-single-word="false"/>
    </style:style>
    <style:style style:name="P18" style:family="paragraph" style:parent-style-name="Plain_20_Text" style:list-style-name="WWNum1"/>
    <style:style style:name="P19" style:family="paragraph" style:parent-style-name="Plain_20_Text">
      <style:text-properties fo:color="#000000" style:font-name="Corbel" fo:font-size="11pt" style:font-size-asian="11pt" style:font-size-complex="11pt"/>
    </style:style>
    <style:style style:name="P20" style:family="paragraph" style:parent-style-name="Plain_20_Text">
      <style:paragraph-properties fo:margin-left="0.9917in" fo:margin-right="0in" fo:text-align="justify" style:justify-single-word="false" fo:text-indent="0in" style:auto-text-indent="false"/>
      <style:text-properties fo:color="#000000" style:font-name="Corbel" fo:font-size="11pt" style:font-size-asian="11pt" style:font-name-complex="Arial1" style:font-size-complex="11pt"/>
    </style:style>
    <style:style style:name="P21" style:family="paragraph" style:parent-style-name="Plain_20_Text">
      <style:paragraph-properties fo:margin-left="0in" fo:margin-right="0in" fo:text-align="justify" style:justify-single-word="false" fo:text-indent="0.4917in" style:auto-text-indent="false"/>
      <style:text-properties fo:color="#000000" style:font-name="Corbel" fo:font-size="11pt" style:font-size-asian="11pt" style:font-name-complex="Arial1" style:font-size-complex="11pt"/>
    </style:style>
    <style:style style:name="P22" style:family="paragraph" style:parent-style-name="List_20_Paragraph" style:list-style-name="WWNum3">
      <style:paragraph-properties fo:text-align="justify" style:justify-single-word="false"/>
    </style:style>
    <style:style style:name="P23" style:family="paragraph" style:parent-style-name="List_20_Paragraph">
      <style:paragraph-properties fo:margin-left="0.9917in" fo:margin-right="0in" fo:text-align="justify" style:justify-single-word="false" fo:text-indent="0in" style:auto-text-indent="false"/>
    </style:style>
    <style:style style:name="P24" style:family="paragraph" style:parent-style-name="List_20_Paragraph">
      <style:paragraph-properties fo:margin-left="1.7252in" fo:margin-right="0in" fo:text-align="justify" style:justify-single-word="false" fo:text-indent="0in" style:auto-text-indent="false"/>
    </style:style>
    <style:style style:name="T1" style:family="text">
      <style:text-properties fo:color="#000000" style:font-name="Corbel" fo:font-size="11pt" fo:font-weight="bold" style:font-size-asian="11pt" style:font-weight-asian="bold" style:font-name-complex="Arial1" style:font-size-complex="11pt"/>
    </style:style>
    <style:style style:name="T2" style:family="text">
      <style:text-properties fo:color="#000000" style:font-name="Corbel" fo:font-size="11pt" fo:font-weight="bold" style:font-size-asian="11pt" style:font-weight-asian="bold" style:font-name-complex="Arial1" style:font-size-complex="11pt" fo:background-color="#ffff00"/>
    </style:style>
    <style:style style:name="T3" style:family="text">
      <style:text-properties fo:color="#000000" style:font-name="Corbel" fo:font-size="11pt" style:font-size-asian="11pt" style:font-name-complex="Arial1" style:font-size-complex="11pt"/>
    </style:style>
    <style:style style:name="T4" style:family="text">
      <style:text-properties fo:color="#000000" style:font-name="Corbel" fo:font-size="11pt" style:font-size-asian="11pt" style:font-name-complex="Arial1" style:font-size-complex="11pt" fo:background-color="#ffff00"/>
    </style:style>
    <style:style style:name="T5" style:family="text">
      <style:text-properties fo:color="#000000" style:font-name="Corbel" fo:font-size="11pt" style:font-size-asian="11pt" style:font-name-complex="Arial1" style:font-size-complex="11pt"/>
    </style:style>
    <style:style style:name="T6" style:family="text">
      <style:text-properties fo:color="#000000" style:font-name="Corbel" fo:font-size="11pt" style:font-size-asian="11pt" style:font-name-complex="Calibri1" style:font-size-complex="11pt"/>
    </style:style>
    <style:style style:name="T7" style:family="text">
      <style:text-properties fo:color="#000000" style:font-name="Corbel" style:font-name-complex="Tahoma"/>
    </style:style>
    <style:style style:name="T8" style:family="text">
      <style:text-properties fo:color="#000000" style:font-name="Corbel" fo:font-size="9pt" style:font-size-asian="9pt" style:font-name-complex="Arial1" style:font-size-complex="9pt"/>
    </style:style>
    <style:style style:name="T9" style:family="text">
      <style:text-properties fo:text-transform="uppercase" fo:color="#000000" style:font-name="Corbe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Corbel"/>
    </style:style>
    <style:style style:name="T11" style:family="text">
      <style:text-properties style:font-name="Corbel" fo:background-color="#ffff00"/>
    </style:style>
    <style:style style:name="T12" style:family="text">
      <style:text-properties style:font-name="Corbel" fo:font-size="9pt" style:font-size-asian="9pt" style:font-size-complex="9pt"/>
    </style:style>
    <style:style style:name="T13" style:family="text">
      <style:text-properties style:font-name="Corbel" style:font-name-complex="Arial1"/>
    </style:style>
    <style:style style:name="T14" style:family="text">
      <style:text-properties style:font-name="Arial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ДОГОВОР ВОЗМЕЗДНОГО оказания услуг № </text:span><text:span text:style-name="T2">_________</text:span></text:p>
      <text:p text:style-name="P7"><text:span text:style-name="T3"><text:s text:c="2"/></text:span></text:p>
      <text:p text:style-name="P7"><text:span text:style-name="T3">Место заключения договора: г.Бишкек, Тыналиева 3/3</text:span></text:p>
      <text:p text:style-name="P7"><text:span text:style-name="T3">Дата заключения договора – ______________года </text:span></text:p>
      <text:p text:style-name="P8"/>
      <text:p text:style-name="P10"><text:span text:style-name="T4">Талантбекова Гулина Талантбековна</text:span><text:span text:style-name="T3">, действующ</text:span><text:span text:style-name="T4">ий/ая</text:span><text:span text:style-name="T3"> на основании добровольного патента </text:span><text:span text:style-name="T4">№0854094 от 03.09.2019</text:span><text:span text:style-name="T3">, выданного </text:span><text:span text:style-name="T4">УГНС по Ленинскому району</text:span><text:span text:style-name="T3">, юридический адрес: ул. Джунусалиева 99, фактически расположенн</text:span><text:span text:style-name="T4">ый/ая</text:span><text:span text:style-name="T3"> по адресу: ул. Тыналиева 3/3, именуем</text:span><text:span text:style-name="T4">ый/ая</text:span><text:span text:style-name="T3"> в дальнейшем "Исполнитель", с одной стороны, и физическое лицо – граждан</text:span><text:span text:style-name="T4">ин(ка)</text:span><text:span text:style-name="T3"> Кыргызской Республики </text:span><text:span text:style-name="T4">Фамилия Имя студента</text:span><text:span text:style-name="T3">, прописанн</text:span><text:span text:style-name="T4">ый/ая</text:span><text:span text:style-name="T3"> по адресу: </text:span><text:span text:style-name="T4">адрес по прописке студента</text:span><text:span text:style-name="T3">, фактически проживающ</text:span><text:span text:style-name="T4">ий/ая</text:span><text:span text:style-name="T3"> по адресу: </text:span><text:span text:style-name="T4">фактический адрес студента</text:span><text:span text:style-name="T3">, именуем</text:span><text:span text:style-name="T4">ый/ая</text:span><text:span text:style-name="T3"> в дальнейшем "Заказчик", с другой стороны, именуемые в дальнейшем “Стороны”, заключили настоящий Договор о нижеследующем:</text:span></text:p>
      <text:p text:style-name="P8"/>
      <text:list xml:id="list960599410" text:style-name="WWNum3">
        <text:list-item>
          <text:p text:style-name="P22"><text:span text:style-name="T1">Предмет договора </text:span></text:p>
          <text:list>
            <text:list-item>
              <text:p text:style-name="P22"><text:span text:style-name="T3">По данному Договору Исполнитель обязуется по заданию Заказчика оказать услуги Заказчику, указанные в Договоре, а Заказчик обязуется оплатить эти услуги. </text:span></text:p>
            </text:list-item>
            <text:list-item>
              <text:p text:style-name="P22"><text:span text:style-name="T3">Исполнитель имеет право оказать услуги лично или с привлечением третьих лиц без письменного согласования с Заказчиком, при этом ответственность по срокам и качеству услуг перед Заказчиком несёт Исполнитель.</text:span></text:p>
            </text:list-item>
            <text:list-item>
              <text:p text:style-name="P22"><text:span text:style-name="T3">Исполнитель самостоятельно определяет способы выполнения задания Заказчика.</text:span></text:p>
            </text:list-item>
            <text:list-item>
              <text:p text:style-name="P22"><text:span text:style-name="T3">Исполнитель обязуется оказать тренинговые услуги (далее – услуги). </text:span></text:p>
            </text:list-item>
            <text:list-item>
              <text:p text:style-name="P22"><text:span text:style-name="T3">Сроком окончания оказания услуг считается дата направления Заказчику для подписания акта приёма-сдачи услуг в порядке, установленным настоящим договором. Услуги считаются оказанными после направления акта по настоящему Договору Заказчику.</text:span></text:p>
            </text:list-item>
            <text:list-item>
              <text:p text:style-name="P22"><text:span text:style-name="T3">Подробное описание услуг по данному договору: </text:span></text:p>
            </text:list-item>
          </text:list>
        </text:list-item>
      </text:list>
      <text:p text:style-name="P23"><text:span text:style-name="T3"><text:s text:c="16"/>1. Тренинг по поиску жилья на территории Федеративной Республики <text:s text:c="7"/></text:span></text:p>
      <text:p text:style-name="P24"><text:span text:style-name="T3"><text:s/>Германия (далее – ФРГ).</text:span></text:p>
      <text:p text:style-name="P12"><text:span text:style-name="T3">2. Тренинг по правилам дорожного движения в ФРГ.</text:span></text:p>
      <text:p text:style-name="P12"><text:span text:style-name="T3">3. Тренинг о налогообложениях ФРГ.</text:span></text:p>
      <text:p text:style-name="P12"><text:span text:style-name="T3">4. Тренинги о международных авиаперелетах, авиакомпаниях в ФРГ.</text:span></text:p>
      <text:p text:style-name="P12"><text:span text:style-name="T3">5. Тренинги о культуре и менталитете жителей ФРГ.</text:span></text:p>
      <text:p text:style-name="P12"><text:span text:style-name="T3">6. Тренинг о получении медицинских услуг на территории ФРГ. </text:span></text:p>
      <text:p text:style-name="P10"><text:span text:style-name="T3"><text:s text:c="2"/></text:span></text:p>
      <text:list xml:id="list174709973389984" text:continue-numbering="true" text:style-name="WWNum3">
        <text:list-item>
          <text:p text:style-name="P22"><text:span text:style-name="T1">ПРАВА, ОБЯЗАННОСТИ</text:span><text:bookmark text:name="l2"/></text:p>
          <text:list>
            <text:list-item>
              <text:p text:style-name="P14"><text:span text:style-name="T1">Исполнитель обязан:</text:span></text:p>
            </text:list-item>
          </text:list>
        </text:list-item>
      </text:list>
      <text:list xml:id="list897895483" text:style-name="WWNum1">
        <text:list-item>
          <text:p text:style-name="P15"><text:span text:style-name="T3">Оказать услуги надлежащего качества, в полном соответствии с требованиями действующего законодательства КР, нормами, с учетом информации, отраженной в данном договоре, в т.ч. условиями и в сроки, установленные настоящим Договором;</text:span></text:p>
        </text:list-item>
        <text:list-item>
          <text:p text:style-name="P18"><text:span text:style-name="T3">Оказать услуги в полном объеме в срок до 15 июля 2021 года при условии посещения тренингов и других мероприятий по договору Заказчиком.</text:span></text:p>
        </text:list-item>
      </text:list>
      <text:p text:style-name="P20"/>
      <text:list xml:id="list174709588460630" text:continue-list="list174709973389984" text:style-name="WWNum3">
        <text:list-item>
          <text:list>
            <text:list-item>
              <text:p text:style-name="P16"><text:span text:style-name="T1">Исполнитель вправе:</text:span></text:p>
            </text:list-item>
          </text:list>
        </text:list-item>
      </text:list>
      <text:list xml:id="list174708464502743" text:continue-list="list897895483" text:style-name="WWNum1">
        <text:list-item>
          <text:p text:style-name="P15"><text:span text:style-name="T3">Запрашивать и получать от Заказчика любую информацию (в т.ч. письменные разъяснения и уточнения), необходимую для выполнения своих обязательств по настоящему Договору. В случае не предоставления либо неполного предоставления Заказчиком такой </text:span><text:soft-page-break/><text:span text:style-name="T3">информации Исполнитель вправе приостановить оказание услуги по настоящему Договору до момента предоставления Заказчиком всей необходимой информации;</text:span></text:p>
        </text:list-item>
        <text:list-item>
          <text:p text:style-name="P15"><text:span text:style-name="T3">Требовать своевременного подписания Заказчиком Акта приема-сдачи услуг по настоящему Договору;</text:span></text:p>
        </text:list-item>
        <text:list-item>
          <text:p text:style-name="P15"><text:span text:style-name="T3">Требовать своевременной оплаты услуг в порядке, установленном настоящим Договором</text:span><text:span text:style-name="T7">.</text:span></text:p>
        </text:list-item>
      </text:list>
      <text:p text:style-name="P21"/>
      <text:list xml:id="list174709490011377" text:continue-list="list174709588460630" text:style-name="WWNum3">
        <text:list-item>
          <text:list>
            <text:list-item>
              <text:p text:style-name="P14"><text:span text:style-name="T1">Заказчик обязан:</text:span></text:p>
            </text:list-item>
          </text:list>
        </text:list-item>
      </text:list>
      <text:list xml:id="list840466707" text:style-name="WWNum2">
        <text:list-item>
          <text:p text:style-name="P17"><text:span text:style-name="T3">Оплатить услуги по цене, указанной настоящем Договоре в порядке </text:span><text:span text:style-name="T4">14000 / 12000 /10000 (четырнадцать тысяч / двенадцать тысяч / десять тысяч)</text:span><text:span text:style-name="T3"> сомов;</text:span></text:p>
        </text:list-item>
        <text:list-item>
          <text:p text:style-name="P5"><text:span text:style-name="T3">Предоставлять Исполнителю все документы, информацию, необходимые для выполнения Исполнителем своих обязательств, Предупреждать Исполнителя о потребности в дополнительных услугах в устной или письменной форме не позднее, чем за 24 <text:s text:c="2"/>часа до предполагаемого начала оказания услуг, своевременно оплачивать дополнительные услуги Исполнителя по данному договору при их оказании;</text:span></text:p>
        </text:list-item>
        <text:list-item>
          <text:p text:style-name="P17"><text:span text:style-name="T3">В течение двух рабочих дней со дня получения документов, указанных в настоящем Договоре, оформленных в полном объеме и надлежащим образом, принять результаты услуг у Исполнителя, указанные в Акте приема-сдачи путем его подписания;</text:span></text:p>
        </text:list-item>
        <text:list-item>
          <text:p text:style-name="P17"><text:span text:style-name="T3">В случае, если в течение двух рабочих дней со дня получения документов, указанных в настоящем Договоре, Заказчик не представит Исполнителю письменный мотивированный отказ от подписания Акта приема-сдачи, указанный Акт считается подписанным Заказчиком, а услуги, указанные в Акте, - принятыми Заказчиком.</text:span></text:p>
        </text:list-item>
      </text:list>
      <text:p text:style-name="P8"/>
      <text:list xml:id="list174709313185446" text:continue-list="list174709490011377" text:style-name="WWNum3">
        <text:list-item>
          <text:p text:style-name="P22"><text:span text:style-name="T1">ОПЛАТА, ПОРЯДОК РАСЧЕТОВ </text:span></text:p>
          <text:list>
            <text:list-item>
              <text:p text:style-name="P22"><text:span text:style-name="T3">Заказчик обязан оплатить услуги в сроки и в порядке, указанные в настоящем договоре.</text:span></text:p>
            </text:list-item>
            <text:list-item>
              <text:p text:style-name="P22"><text:span text:style-name="T3">В случае невозможности исполнения, возникшей по вине Заказчика, услуги подлежат оплате в полном объеме.</text:span></text:p>
            </text:list-item>
            <text:list-item>
              <text:p text:style-name="P22"><text:span text:style-name="T3">В случае, когда невозможность исполнения договора возникла по обстоятельствам, за которые ни одна из сторон настоящего договора не отвечает, Заказчик возмещает Исполнителю фактически понесенные им расходы.</text:span></text:p>
            </text:list-item>
            <text:list-item>
              <text:p text:style-name="P16"><text:span text:style-name="T3">За оказание услуг, указанных в настоящем Договоре, Заказчик выплачивает Исполнителю оплату в сумме </text:span><text:bookmark text:name="l12"/><text:span text:style-name="T4">14000 / 12000 /10000 (четырнадцать тысяч / двенадцать тысяч / десять тысяч</text:span><text:span text:style-name="T3">) сомов за все услуги, что составляет сумму договора (далее – «Сумма, цена договора») – цену, которая включает компенсацию издержек Исполнителя и причитающееся ему вознаграждение.</text:span></text:p>
            </text:list-item>
            <text:list-item>
              <text:p text:style-name="P22"><text:bookmark text:name="Par27"/><text:span text:style-name="T3">Все расчеты по Договору производятся в наличном порядке путем (методом): оплаты в кассу. Обязательства Заказчика по оплате считаются исполненными на дату поступления полной суммы в кассу Исполнителя.</text:span></text:p>
            </text:list-item>
            <text:list-item>
              <text:p text:style-name="P22"><text:span text:style-name="T3">Исполнитель не вправе требовать увеличения твердой цены, а Заказчик - ее уменьшения, в том числе в случае, когда в момент заключения данного договора исключалась возможность предусмотреть полный объем подлежащих оказанию услуг или необходимых для этого расходов.</text:span></text:p>
            </text:list-item>
            <text:list-item>
              <text:p text:style-name="P22"><text:span text:style-name="T3">Все оплаты производятся в сомах. </text:span><text:bookmark text:name="l4"/></text:p>
            </text:list-item>
          </text:list>
        </text:list-item>
      </text:list>
      <text:p text:style-name="P8"/>
      <text:list xml:id="list174709057737686" text:continue-numbering="true" text:style-name="WWNum3">
        <text:list-item>
          <text:p text:style-name="P22"><text:span text:style-name="T1">СРОК ДЕЙСТВИЯ ДОГОВОРА </text:span></text:p>
          <text:list>
            <text:list-item>
              <text:p text:style-name="P22"><text:span text:style-name="T3">Настоящий Договор заключен на срок с «</text:span><text:span text:style-name="T4">Дата первой выгрузки договора</text:span><text:span text:style-name="T3">» </text:span><text:soft-page-break/><text:span text:style-name="T3">г. по "15" июля 2021 г. </text:span></text:p>
            </text:list-item>
            <text:list-item>
              <text:p text:style-name="P22"><text:span text:style-name="T3">Договор может быть расторгнут до истечения указанного срока по основаниям, предусмотренным законодательством Кыргызской Республики. </text:span></text:p>
            </text:list-item>
          </text:list>
        </text:list-item>
      </text:list>
      <text:p text:style-name="P9"/>
      <text:list xml:id="list174710002996122" text:continue-numbering="true" text:style-name="WWNum3">
        <text:list-item>
          <text:p text:style-name="P22"><text:span text:style-name="T1">ОТВЕТСТВЕННОСТЬ <text:s/></text:span></text:p>
          <text:list>
            <text:list-item>
              <text:p text:style-name="P22"><text:span text:style-name="T3">При несоблюдении предусмотренных настоящим Договором сроков расчета за услуги Заказчик уплачивает Исполнителю штраф в размере 9000 сомов (девять тысяч сомов).</text:span></text:p>
            </text:list-item>
            <text:list-item>
              <text:p text:style-name="P22"><text:span text:style-name="T3">Уплата неустойки не освобождает Заказчика от выполнения лежащих на них обязательств или устранения нарушений.</text:span></text:p>
            </text:list-item>
          </text:list>
        </text:list-item>
      </text:list>
      <text:p text:style-name="P8"/>
      <text:list xml:id="list174710412896491" text:continue-numbering="true" text:style-name="WWNum3">
        <text:list-item>
          <text:p text:style-name="P22"><text:span text:style-name="T1">РАЗРЕШЕНИЕ СПОРОВ</text:span></text:p>
          <text:list>
            <text:list-item>
              <text:p text:style-name="P22"><text:bookmark text:name="Par64"/><text:span text:style-name="T3">Все споры, связанные с заключением, толкованием, исполнением и расторжением Договора, будут разрешаться Сторонами путем устных переговоров.</text:span></text:p>
            </text:list-item>
            <text:list-item>
              <text:p text:style-name="P22"><text:span text:style-name="T3">В случае недостижения соглашения в ходе переговоров, указанных в Договоре, заинтересованная Сторона направляет претензию в письменной форме, подписанную уполномоченным лицом. Претензия должна быть направлена с использованием средств связи, обеспечивающих фиксирование ее отправления (заказной почтой, телеграфом и т.д.) и получения, либо вручена другой Стороне под расписку.</text:span></text:p>
            </text:list-item>
            <text:list-item>
              <text:p text:style-name="P22"><text:span text:style-name="T3">К претензии должны быть приложены документы, обосновывающие предъявленные заинтересованной Стороной требования (в случае их отсутствия у другой Стороны), и документы, подтверждающие полномочия лица, подписавшего претензию. Указанные документы представляются в форме надлежащим образом заверенных копий. Претензия, направленная без документов, подтверждающих полномочия лица, ее подписавшего, считается непредъявленной и рассмотрению не подлежит.</text:span></text:p>
            </text:list-item>
            <text:list-item>
              <text:p text:style-name="P22"><text:bookmark text:name="Par67"/><text:span text:style-name="T3">Сторона, которой направлена претензия, обязана рассмотреть полученную претензию и о результатах уведомить в письменной форме заинтересованную Сторону в течение трёх рабочих дней со дня получения претензии.</text:span></text:p>
            </text:list-item>
            <text:list-item>
              <text:p text:style-name="P22"><text:span text:style-name="T3">В случае не урегулирования разногласий в претензионном порядке, а также в случае неполучения ответа на претензию в течение срока, указанного в Договоре, спор подлежит рассмотрению в суде согласно порядку, установленному законодательством Кыргызской Республики.</text:span></text:p>
            </text:list-item>
          </text:list>
        </text:list-item>
      </text:list>
      <text:p text:style-name="P19"/>
      <text:list xml:id="list174710245557084" text:continue-numbering="true" text:style-name="WWNum3">
        <text:list-item>
          <text:p text:style-name="P22"><text:span text:style-name="T9">Порядок изменения и расторжения Договора</text:span></text:p>
          <text:list>
            <text:list-item>
              <text:p text:style-name="P22"><text:span text:style-name="T3">Любые изменения и дополнения к настоящему Договору имеют силу только в том случае, если они оформлены в письменном виде и подписаны обеими Сторонами.</text:span></text:p>
            </text:list-item>
            <text:list-item>
              <text:p text:style-name="P22"><text:span text:style-name="T3">Сторона, решившая расторгнуть настоящий Договор, должна направить письменное уведомление о намерении расторгнуть настоящий Договор другой Стороне не позднее чем за тридцать дней до предполагаемого дня расторжения настоящего Договора с указанием причин, соответствующих данному договору или законодательству КР.</text:span></text:p>
            </text:list-item>
          </text:list>
        </text:list-item>
      </text:list>
      <text:p text:style-name="P8"/>
      <text:list xml:id="list174710508290714" text:continue-numbering="true" text:style-name="WWNum3">
        <text:list-item>
          <text:p text:style-name="P22"><text:span text:style-name="T9">Порядок сдачи УСЛУГ</text:span></text:p>
          <text:list>
            <text:list-item>
              <text:p text:style-name="P22"><text:span text:style-name="T3">По факту оказания услуг Исполнитель представляет Заказчику на подписание акт приема-сдачи в двух экземплярах.</text:span></text:p>
            </text:list-item>
            <text:list-item>
              <text:p text:style-name="P22"><text:span text:style-name="T3">После получения акта приемки-сдачи в порядке, установленном в данном договоре, Заказчик обязан подписать его и направить один экземпляр Исполнителю.</text:span></text:p>
            </text:list-item>
          </text:list>
        </text:list-item>
      </text:list>
      <text:p text:style-name="P8"><text:soft-page-break/></text:p>
      <text:list xml:id="list174709039681938" text:continue-numbering="true" text:style-name="WWNum3">
        <text:list-item>
          <text:p text:style-name="P22"><text:span text:style-name="T1">СПЕЦИАЛЬНЫЕ ПОЛОЖЕНИЯ </text:span></text:p>
          <text:list>
            <text:list-item>
              <text:p text:style-name="P22"><text:span text:style-name="T3">В ходе исполнения обязательств перед Заказчиком, Исполнитель обязуется не обещать, не предлагать или выплачивать в связи с делами </text:span><text:bookmark text:name="l14"/><text:span text:style-name="T3">Заказчика прямо или косвенно денежные средства или иные блага </text:span><text:bookmark text:name="l5"/><text:span text:style-name="T3">должностным лицам государственных органов, а также сотрудникам или представителям контрагентов Заказчика. </text:span></text:p>
            </text:list-item>
            <text:list-item>
              <text:p text:style-name="P22"><text:span text:style-name="T3">Под "должностными лицами государственных органов" в силу настоящего пункта понимаются работник или должностное лицо всякого лица, с которым государственный орган связан вещными правоотношениями или деятельность которого </text:span><text:bookmark text:name="l15"/><text:span text:style-name="T3">контролирует. В случае получения в какой-либо форме запроса на </text:span><text:bookmark text:name="l6"/><text:span text:style-name="T3">совершение подобного платежа, Исполнитель обязуется незамедлительно сообщать о подобном запросе Заказчику. </text:span></text:p>
            </text:list-item>
            <text:list-item>
              <text:p text:style-name="P22"><text:span text:style-name="T3">Исполнитель обязуется не готовить, не одобрять и не подписывать от имени Заказчика каких-либо договоров или документов и не совершать надписей, которые, как Исполнитель известно или имеются основания предполагать, являются ложными или неверными в отношении существенных условий или иным образом препятствуют достаточной детализации всех </text:span><text:bookmark text:name="l16"/><text:span text:style-name="T3">существенных условий и других обстоятельств сделки, к которой </text:span><text:bookmark text:name="l7"/><text:span text:style-name="T3">вышеуказанный договор, документ или надпись имеют отношение. </text:span></text:p>
            </text:list-item>
            <text:list-item>
              <text:p text:style-name="P22"><text:span text:style-name="T3">Исполнитель настоящим подтверждает, что он ознакомлен или ознакомится с политикой и процедурами Заказчика по правовым вопросам и что он полностью отдает себе отчет в том, что как Исполнитель он обязан придерживаться принципов, в них закрепленных, а также могущих быть включенными в них в течение срока действия Договора и доведенных до сведения Исполнителя. </text:span></text:p>
            </text:list-item>
          </text:list>
        </text:list-item>
      </text:list>
      <text:p text:style-name="P2"/>
      <text:list xml:id="list174710073075938" text:continue-numbering="true" text:style-name="WWNum3">
        <text:list-item>
          <text:p text:style-name="P22"><text:span text:style-name="T1">ФОРС-МАЖОР</text:span></text:p>
          <text:list>
            <text:list-item>
              <text:p text:style-name="P22"><text:span text:style-name="T3">Стороны освобождаются от ответственности за неисполнение или ненадлежащее исполнение обязательств по Договору, если надлежащее исполнение оказалось невозможным вследствие непреодолимой силы, то есть чрезвычайных и непредотвратимых при данных условиях обстоятельств, под которыми понимаются: запретные действия властей, гражданские волнения, революции, эмбарго, землетрясения, наводнения, пожары или другие стихийные бедствия.</text:span></text:p>
            </text:list-item>
            <text:list-item>
              <text:p text:style-name="P22"><text:span text:style-name="T3">В случае наступления этих обстоятельств Сторона обязана в течение пяти дней уведомить об этом другую Сторону.</text:span></text:p>
            </text:list-item>
            <text:list-item>
              <text:p text:style-name="P22"><text:span text:style-name="T3">В случае наступления обстоятельств, предусмотренных в настоящем Договоре, срок выполнения Стороной обязательств по настоящему Договору отодвигается соразмерно времени, в течение которого действуют эти обстоятельства и их последствия.</text:span></text:p>
            </text:list-item>
            <text:list-item>
              <text:p text:style-name="P22"><text:span text:style-name="T3">Документ, выданный уполномоченным государственным органом, является достаточным подтверждением наличия и продолжительности действия непреодолимой силы.</text:span></text:p>
            </text:list-item>
            <text:list-item>
              <text:p text:style-name="P22"><text:span text:style-name="T3">Если обстоятельства непреодолимой силы продолжают действовать более 90 дней, то каждая Сторона вправе расторгнуть Договор в одностороннем порядке.</text:span></text:p>
            </text:list-item>
          </text:list>
        </text:list-item>
      </text:list>
      <text:p text:style-name="P3"/>
      <text:list xml:id="list174709276285898" text:continue-numbering="true" text:style-name="WWNum3">
        <text:list-item>
          <text:p text:style-name="P22"><text:span text:style-name="T1">ПРОЧИЕ ПОЛОЖЕНИЯ </text:span></text:p>
          <text:list>
            <text:list-item>
              <text:p text:style-name="P22"><text:span text:style-name="T3">Исполнитель обязан оказать услуги добросовестно и квалифицированно. </text:span></text:p>
            </text:list-item>
            <text:list-item>
              <text:p text:style-name="P22"><text:span text:style-name="T3">Настоящий договор, информация и документация, получаемые в ходе реализации Договора, будут считаться конфиденциальными, и Исполнитель обязуется не разглашать их без согласия Заказчика.</text:span><text:span text:style-name="T3"> Заказчик со своей стороны обязуется не разглашать информацию без </text:span><text:soft-page-break/><text:span text:style-name="T3">письменного и устного согласия Исполнителя.</text:span></text:p>
            </text:list-item>
            <text:list-item>
              <text:p text:style-name="P22"><text:span text:style-name="T3">Во всем остальном, что не предусмотрено настоящим Договором, будет применяться соответствующее действующее законодательство Кыргызской Республики. </text:span></text:p>
            </text:list-item>
            <text:list-item>
              <text:p text:style-name="P22"><text:span text:style-name="T3">Настоящий Договор вступает в действие с даты подписания и действует до исполнения Сторонами своих обязательств и завершения всех взаиморасчетов по настоящему Договору.</text:span></text:p>
            </text:list-item>
            <text:list-item>
              <text:p text:style-name="P22"><text:span text:style-name="T3">В случае изменения у какой-либо из Сторон местонахождения, названия, банковских реквизитов и прочего она обязана в течение 10 (десяти) дней письменно известить об этом другую Сторону, причем в письме необходимо указать, что оно является неотъемлемой частью настоящего Договора.</text:span></text:p>
            </text:list-item>
            <text:list-item>
              <text:p text:style-name="P22"><text:span text:style-name="T3">Любые изменения и дополнения к настоящему договору действительны лишь при условии, что они совершены в письменной форме и подписаны уполномоченными на то представителями сторон. Приложения к настоящему договору составляют его неотъемлемую часть.</text:span></text:p>
            </text:list-item>
            <text:list-item>
              <text:p text:style-name="P22"><text:span text:style-name="T3">Настоящий договор составлен в двух экземплярах на русском языке. Все экземпляры идентичны и имеют одинаковую силу. У каждой из сторон находится один экземпляр настоящего договора.</text:span></text:p>
            </text:list-item>
          </text:list>
        </text:list-item>
      </text:list>
      <text:p text:style-name="P2"/>
      <text:p text:style-name="P10"><text:span text:style-name="T1">Подписи Сторон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/>
            <text:p text:style-name="P10"><text:span text:style-name="T3">от имени Исполнителя</text:span></text:p>
          </table:table-cell>
          <table:table-cell table:style-name="Table1.A1" office:value-type="string">
            <text:p text:style-name="P10"><text:span text:style-name="T3">Принял</text:span></text:p>
            <text:p text:style-name="P10"><text:span text:style-name="T3">от имени Заказчика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0"><text:line-break/></text:span><text:span text:style-name="T11">Талантбекова Гулина</text:span><text:span text:style-name="T10"> (___________)<text:line-break/> <text:s text:c="56"/></text:span><text:span text:style-name="T12">Подпись</text:span></text:p>
          </table:table-cell>
          <table:table-cell table:style-name="Table1.A1" office:value-type="string">
            <text:p text:style-name="Standard"><text:span text:style-name="T10"><text:line-break/></text:span><text:span text:style-name="T11">Фамилия Имя студента</text:span><text:span text:style-name="T10"> (___________)<text:line-break/> <text:s text:c="57"/></text:span><text:span text:style-name="T12"><text:s/>Подпись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М.П.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3">Приложение № 1</text:span></text:p>
      <text:p text:style-name="P10"><text:span text:style-name="T3">к Договору </text:span><text:span text:style-name="T4">№ _________ (номер Договора) от «___»______________ 20__г.</text:span><text:span text:style-name="T3"> </text:span><text:span text:style-name="T4">Дата первой выгрузки договора</text:span></text:p>
      <text:p text:style-name="P8"/>
      <text:p text:style-name="P10"><text:span text:style-name="T1">АКТ СДАЧИ-ПРИЕМКИ</text:span><text:bookmark text:name="_GoBack"/></text:p>
      <text:p text:style-name="P10"><text:span text:style-name="T3">Место заключения: г.Бишкек, <text:s/>ул. Тыналиева 3/3.</text:span></text:p>
      <text:p text:style-name="P10"><text:span text:style-name="T3">Дата заключения - _________________ года </text:span></text:p>
      <text:p text:style-name="P2"/>
      <text:p text:style-name="P10"><text:span text:style-name="T4">Талантбекова Гулина Талантбековна патентщик</text:span><text:span text:style-name="T3">, действующ</text:span><text:span text:style-name="T4">ий/ая</text:span><text:span text:style-name="T3"> на основании добровольного патента </text:span><text:span text:style-name="T4">№0854094 от 03.09.2019</text:span><text:span text:style-name="T3">, выданного </text:span><text:span text:style-name="T4">УГНС по Ленинскому району</text:span><text:span text:style-name="T3">, юридический адрес: ул. Джунусалиева 99, фактически расположенн</text:span><text:span text:style-name="T4">ый/ая</text:span><text:span text:style-name="T3"> по адресу: ул. Тыналиева <text:s/>3/3, именуем</text:span><text:span text:style-name="T4">ый/ая</text:span><text:span text:style-name="T3"> в дальнейшем "Исполнитель", с одной стороны, и физическое лицо – граждан</text:span><text:span text:style-name="T4">ин/ка</text:span><text:span text:style-name="T3"> Кыргызской Республики </text:span><text:span text:style-name="T4">Фамилия имя студента</text:span><text:span text:style-name="T3"> , прописанн</text:span><text:span text:style-name="T4">ый/ая</text:span><text:span text:style-name="T3"> по адресу: </text:span><text:span text:style-name="T4">адрес по прописке</text:span><text:span text:style-name="T3">, фактически проживающ</text:span><text:span text:style-name="T4">ий/ая</text:span><text:span text:style-name="T3"> по адресу: </text:span><text:span text:style-name="T4">фактический адрес</text:span><text:span text:style-name="T3">, именуем</text:span><text:span text:style-name="T4">ый/ая</text:span><text:span text:style-name="T3"> в дальнейшем "Заказчик", с другой стороны, именуемые в дальнейшем “Стороны”, составили и подписали настоящий Акт сдачи-приемки оказанных услуг (далее – Акт) по Договору № </text:span><text:span text:style-name="T4">номер и дата первой выгрузки Договора</text:span><text:span text:style-name="T3"> г. (далее - Договор), о нижеследующем:</text:span></text:p>
      <text:p text:style-name="P10"><text:soft-page-break/><text:span text:style-name="T3">Во исполнение Договора Исполнитель, по заданию Заказчика, сдал, а Заказчик принял следующие услуги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4"><text:span text:style-name="T3">п/п</text:span></text:p>
          </table:table-cell>
          <table:table-cell table:style-name="Table2.A1" table:number-rows-spanned="3" office:value-type="string">
            <text:p text:style-name="Standard"><text:span text:style-name="T3">Наименование услуг</text:span></text:p>
          </table:table-cell>
          <table:table-cell table:style-name="Table2.A1" table:number-rows-spanned="3" office:value-type="string">
            <text:p text:style-name="P4"><text:span text:style-name="T3">Качество, сроки</text:span></text:p>
          </table:table-cell>
        </table:table-row>
        <table:table-row table:style-name="Table2.1">
          <table:covered-table-cell/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span text:style-name="T6">1</text:span></text:p>
          </table:table-cell>
          <table:table-cell table:style-name="Table2.B4" office:value-type="string">
            <text:p text:style-name="Standard"><text:span text:style-name="T3"><text:s/>Тренинг по поиску жилья на территории <text:s/>Федеративной Республики Германия (далее – ФРГ).</text:span></text:p>
          </table:table-cell>
          <table:table-cell table:style-name="Table2.C4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  <table:table-row table:style-name="Table2.5">
          <table:table-cell table:style-name="Table2.A5" office:value-type="string">
            <text:p text:style-name="P6"><text:span text:style-name="T6">2</text:span></text:p>
          </table:table-cell>
          <table:table-cell table:style-name="Table2.B5" office:value-type="string">
            <text:p text:style-name="Standard"><text:span text:style-name="T3">Тренинг по соблюдении правил дорожного движения в ФРГ.</text:span></text:p>
          </table:table-cell>
          <table:table-cell table:style-name="Table2.C5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  <table:table-row table:style-name="Table2.5">
          <table:table-cell table:style-name="Table2.A5" office:value-type="string">
            <text:p text:style-name="P6"><text:span text:style-name="T6">3</text:span></text:p>
          </table:table-cell>
          <table:table-cell table:style-name="Table2.B5" office:value-type="string">
            <text:p text:style-name="Standard"><text:span text:style-name="T3">Тренинг о налогообложениях ФРГ.</text:span></text:p>
          </table:table-cell>
          <table:table-cell table:style-name="Table2.C6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  <table:table-row table:style-name="Table2.5">
          <table:table-cell table:style-name="Table2.A5" office:value-type="string">
            <text:p text:style-name="P6"><text:span text:style-name="T6">4</text:span></text:p>
          </table:table-cell>
          <table:table-cell table:style-name="Table2.B5" office:value-type="string">
            <text:p text:style-name="Standard"><text:span text:style-name="T3">Тренинги о международных авиаперелетах, авиакомпаниях в ФРГ</text:span></text:p>
          </table:table-cell>
          <table:table-cell table:style-name="Table2.C7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  <table:table-row table:style-name="Table2.5">
          <table:table-cell table:style-name="Table2.A5" office:value-type="string">
            <text:p text:style-name="P6"><text:span text:style-name="T6">5</text:span></text:p>
          </table:table-cell>
          <table:table-cell table:style-name="Table2.B5" office:value-type="string">
            <text:p text:style-name="Standard"><text:span text:style-name="T3">Тренинги о культуре и менталитете жителей ФРГ.</text:span></text:p>
          </table:table-cell>
          <table:table-cell table:style-name="Table2.C8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  <table:table-row table:style-name="Table2.5">
          <table:table-cell table:style-name="Table2.A5" office:value-type="string">
            <text:p text:style-name="P6"><text:span text:style-name="T6">6</text:span></text:p>
          </table:table-cell>
          <table:table-cell table:style-name="Table2.B5" office:value-type="string">
            <text:p text:style-name="Standard"><text:span text:style-name="T3">Тренинг о получении медицинских услуг на территории <text:s/>ФРГ</text:span></text:p>
          </table:table-cell>
          <table:table-cell table:style-name="Table2.C9" office:value-type="string">
            <text:p text:style-name="Standard"><text:span text:style-name="T3">Проведен в установленный договором срок, услуга оказана без недостатков</text:span></text:p>
          </table:table-cell>
        </table:table-row>
      </table:table>
      <text:p text:style-name="P2"/>
      <text:p text:style-name="P10"><text:span text:style-name="T3">Качество услуг соответствует требованиям Заказчика и/или условиям Договора.</text:span></text:p>
      <text:p text:style-name="P10"><text:span text:style-name="T3">Настоящий Акт составлен и подписан в двух экземплярах, имеющих равную силу, и хранится по одному экземпляру у каждой из Сторон.</text:span></text:p>
      <text:p text:style-name="P8"/>
      <text:p text:style-name="P10"><text:span text:style-name="T3">Подписи Сторон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3">Сдал</text:span></text:p>
            <text:p text:style-name="P10"><text:span text:style-name="T3">от имени Исполнителя</text:span></text:p>
          </table:table-cell>
          <table:table-cell table:style-name="Table3.A1" office:value-type="string">
            <text:p text:style-name="P10"><text:span text:style-name="T3">Принял</text:span></text:p>
            <text:p text:style-name="P10"><text:span text:style-name="T3">от имени Заказчика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3"><text:line-break/></text:span><text:span text:style-name="T4">Талантбекова Гулина</text:span><text:span text:style-name="T3"> (___________)<text:line-break/> <text:s text:c="81"/></text:span><text:span text:style-name="T8">Подпись</text:span></text:p>
          </table:table-cell>
          <table:table-cell table:style-name="Table3.A1" office:value-type="string">
            <text:p text:style-name="P10"><text:span text:style-name="T3"><text:line-break/> <text:s text:c="8"/></text:span><text:span text:style-name="T4">Фамилия имя студента</text:span><text:span text:style-name="T3"> (___________)<text:line-break/> <text:s text:c="54"/></text:span><text:span text:style-name="T8"><text:s text:c="32"/>Подпись</text:span></text:p>
          </table:table-cell>
        </table:table-row>
        <table:table-row table:style-name="Table3.3">
          <table:table-cell table:style-name="Table3.A1" office:value-type="string">
            <text:p text:style-name="P10"><text:span text:style-name="T3"><text:s text:c="7"/>М.П.</text:span></text:p>
          </table:table-cell>
          <table:table-cell table:style-name="Table3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orphans="0" fo:widows="0" fo:text-indent="0in" style:auto-text-indent="false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4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7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Corbel" style:font-name-complex="Arial1"/>
    </style:style>
    <style:style style:name="MT3" style:family="text">
      <style:text-properties style:font-name="Corbel"/>
    </style:style>
    <style:page-layout style:name="Mpm1">
      <style:page-layout-properties fo:page-width="8.2681in" fo:page-height="11.6929in" style:num-format="1" style:print-orientation="portrait" fo:margin-top="0.3937in" fo:margin-bottom="0.4925in" fo:margin-left="0.7874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______________________</text:span><text:span text:style-name="MT2">Заказчик</text:span><text:span text:style-name="MT1"> <text:s text:c="2"/><text:line-break/><text:line-break/>_________________________ </text:span><text:span text:style-name="MT2">Исполнитель</text:span><text:span text:style-name="MT1"> <text:s text:c="3"/></text:span><text:span text:style-name="MT3"><text:page-number text:select-page="current">6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4</meta:editing-cycles>
    <meta:print-date>2020-08-17T09:16:00</meta:print-date>
    <meta:creation-date>2020-08-17T09:26:00</meta:creation-date>
    <dc:date>2020-08-21T17:47:07.912798321</dc:date>
    <meta:editing-duration>PT4H52M12S</meta:editing-duration>
    <meta:generator>LibreOffice/6.0.7.3$Linux_X86_64 LibreOffice_project/00m0$Build-3</meta:generator>
    <meta:document-statistic meta:table-count="3" meta:image-count="0" meta:object-count="0" meta:page-count="6" meta:paragraph-count="124" meta:word-count="1889" meta:character-count="14980" meta:non-whitespace-character-count="128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